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6bed" officeooo:paragraph-rsid="00126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querySelector peut s’appliquer à un seul élément, par exemple :</text:p>
      <text:p text:style-name="P1"/>
      <text:p text:style-name="P1">button.querySelector(« span »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0:16:34.280323965</meta:creation-date>
    <meta:generator>LibreOffice/6.1.5.2$Linux_X86_64 LibreOffice_project/10$Build-2</meta:generator>
    <dc:date>2020-08-11T10:17:58.227315250</dc:date>
    <meta:editing-duration>PT1M25S</meta:editing-duration>
    <meta:editing-cycles>1</meta:editing-cycles>
    <meta:document-statistic meta:table-count="0" meta:image-count="0" meta:object-count="0" meta:page-count="1" meta:paragraph-count="2" meta:word-count="15" meta:character-count="98" meta:non-whitespace-character-count="85"/>
  </office:meta>
</office:document-meta>
</file>